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25"/>
    <style:style style:name="ce4" style:family="table-cell" style:parent-style-name="Default" style:data-style-name="N125">
      <style:text-properties fo:font-weight="bold" style:font-weight-asian="bold" style:font-weight-complex="bold"/>
    </style:style>
    <style:style style:name="ce5" style:family="table-cell" style:parent-style-name="Default" style:data-style-name="N126"/>
    <style:style style:name="ce6" style:family="table-cell" style:parent-style-name="Default" style:data-style-name="N126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normal" style:font-weight-asian="normal" style:font-weight-complex="normal"/>
    </style:style>
    <style:style style:name="ce10" style:family="table-cell" style:parent-style-name="Default" style:data-style-name="N124"/>
  </office:automatic-styles>
  <office:body>
    <office:spreadsheet>
      <table:table table:name="fishing icon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2" table:default-cell-style-name="ce5"/>
        <table:table-column table:style-name="co2" table:number-columns-repeated="13" table:default-cell-style-name="ce7"/>
        <table:table-row table:style-name="ro1">
          <table:table-cell table:formula="of:=MIN([.A3:.A19])" office:value-type="float" office:value="7" calcext:value-type="float">
            <text:p>7</text:p>
          </table:table-cell>
          <table:table-cell table:formula="of:=MIN([.B3:.B19])" office:value-type="float" office:value="57" calcext:value-type="float">
            <text:p>57</text:p>
          </table:table-cell>
          <table:table-cell table:formula="of:=MIN([.C3:.C19])" office:value-type="float" office:value="219" calcext:value-type="float">
            <text:p>219</text:p>
          </table:table-cell>
          <table:table-cell table:formula="of:=MIN([.D3:.D19])" office:value-type="float" office:value="217.095435684647" calcext:value-type="float">
            <text:p>217.1</text:p>
          </table:table-cell>
          <table:table-cell table:formula="of:=MIN([.E3:.E19])" office:value-type="float" office:value="0.938053097345133" calcext:value-type="float">
            <text:p>0.9381</text:p>
          </table:table-cell>
          <table:table-cell table:formula="of:=MIN([.F3:.F19])" office:value-type="float" office:value="0.443137254901961" calcext:value-type="float">
            <text:p>0.4431</text:p>
          </table:table-cell>
          <table:table-cell table:number-columns-repeated="13"/>
        </table:table-row>
        <table:table-row table:style-name="ro1">
          <table:table-cell table:formula="of:=MAX([.A3:.A19])" office:value-type="float" office:value="9" calcext:value-type="float">
            <text:p>9</text:p>
          </table:table-cell>
          <table:table-cell table:formula="of:=MAX([.B3:.B19])" office:value-type="float" office:value="101" calcext:value-type="float">
            <text:p>101</text:p>
          </table:table-cell>
          <table:table-cell table:formula="of:=MAX([.C3:.C19])" office:value-type="float" office:value="250" calcext:value-type="float">
            <text:p>250</text:p>
          </table:table-cell>
          <table:table-cell table:formula="of:=MAX([.D3:.D19])" office:value-type="float" office:value="225.849056603774" calcext:value-type="float">
            <text:p>225.8</text:p>
          </table:table-cell>
          <table:table-cell table:formula="of:=MAX([.E3:.E19])" office:value-type="float" office:value="0.960159362549801" calcext:value-type="float">
            <text:p>0.9602</text:p>
          </table:table-cell>
          <table:table-cell table:formula="of:=MAX([.F3:.F19])" office:value-type="float" office:value="0.507843137254902" calcext:value-type="float">
            <text:p>0.507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4]" office:value-type="float" office:value="217.095435684647" calcext:value-type="float">
            <text:p>217.1</text:p>
          </table:table-cell>
          <table:table-cell table:formula="of:=[.I4]" office:value-type="float" office:value="0.960159362549801" calcext:value-type="float">
            <text:p>0.9602</text:p>
          </table:table-cell>
          <table:table-cell table:formula="of:=[.J4]" office:value-type="float" office:value="0.507843137254902" calcext:value-type="float">
            <text:p>0.5078</text:p>
          </table:table-cell>
          <table:table-cell table:style-name="ce1"/>
          <table:table-cell table:formula="of:=IF(AND([.A4]&gt;=[.B4];[.A4]&gt;=[.C4]);[.Q4];IF([.B4]&gt;=[.C4];[.R4];[.S4]))" office:value-type="float" office:value="217.095435684647" calcext:value-type="float">
            <text:p>217.1</text:p>
          </table:table-cell>
          <table:table-cell table:style-name="ce10" table:formula="of:=IF([.M4]=0;0;([.M4]/(1-ABS(2*[.J4]-1))))" office:value-type="float" office:value="0.960159362549801" calcext:value-type="float">
            <text:p>0.960</text:p>
          </table:table-cell>
          <table:table-cell table:style-name="ce10" table:formula="of:=([.K4]+[.L4])/2" office:value-type="float" office:value="0.507843137254902" calcext:value-type="float">
            <text:p>0.508</text:p>
          </table:table-cell>
          <table:table-cell table:formula="of:=MAX([.N4:.P4])" office:value-type="float" office:value="0.980392156862745" calcext:value-type="float">
            <text:p>0.98</text:p>
          </table:table-cell>
          <table:table-cell table:formula="of:=MIN([.N4:.P4])" office:value-type="float" office:value="0.0352941176470588" calcext:value-type="float">
            <text:p>0.04</text:p>
          </table:table-cell>
          <table:table-cell table:formula="of:=[.K4]-[.L4]" office:value-type="float" office:value="0.945098039215686" calcext:value-type="float">
            <text:p>0.95</text:p>
          </table:table-cell>
          <table:table-cell table:formula="of:=[.A4]/255" office:value-type="float" office:value="0.0352941176470588" calcext:value-type="float">
            <text:p>0.04</text:p>
          </table:table-cell>
          <table:table-cell table:formula="of:=[.B4]/255" office:value-type="float" office:value="0.396078431372549" calcext:value-type="float">
            <text:p>0.4</text:p>
          </table:table-cell>
          <table:table-cell table:formula="of:=[.C4]/255" office:value-type="float" office:value="0.980392156862745" calcext:value-type="float">
            <text:p>0.98</text:p>
          </table:table-cell>
          <table:table-cell table:formula="of:=60*(MOD(([.O4]-[.P4])/[.M4];6))" office:value-type="float" office:value="322.904564315353" calcext:value-type="float">
            <text:p>322.9</text:p>
          </table:table-cell>
          <table:table-cell table:formula="of:=60*((([.P4]-[.N4])/[.M4])+2)" office:value-type="float" office:value="180" calcext:value-type="float">
            <text:p>180</text:p>
          </table:table-cell>
          <table:table-cell table:formula="of:=60*((([.N4]-[.O4])/[.M4])+4)" office:value-type="float" office:value="217.095435684647" calcext:value-type="float">
            <text:p>217.1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219" calcext:value-type="float">
            <text:p>219</text:p>
          </table:table-cell>
          <table:table-cell table:formula="of:=[.H5]" office:value-type="float" office:value="225.849056603774" calcext:value-type="float">
            <text:p>225.8</text:p>
          </table:table-cell>
          <table:table-cell table:formula="of:=[.I5]" office:value-type="float" office:value="0.938053097345133" calcext:value-type="float">
            <text:p>0.9381</text:p>
          </table:table-cell>
          <table:table-cell table:formula="of:=[.J5]" office:value-type="float" office:value="0.443137254901961" calcext:value-type="float">
            <text:p>0.4431</text:p>
          </table:table-cell>
          <table:table-cell table:style-name="ce1"/>
          <table:table-cell table:formula="of:=IF(AND([.A5]&gt;=[.B5];[.A5]&gt;=[.C5]);[.Q5];IF([.B5]&gt;=[.C5];[.R5];[.S5]))" office:value-type="float" office:value="225.849056603774" calcext:value-type="float">
            <text:p>225.85</text:p>
          </table:table-cell>
          <table:table-cell table:style-name="ce10" table:formula="of:=IF([.M5]=0;0;([.M5]/(1-ABS(2*[.J5]-1))))" office:value-type="float" office:value="0.938053097345133" calcext:value-type="float">
            <text:p>0.938</text:p>
          </table:table-cell>
          <table:table-cell table:style-name="ce10" table:formula="of:=([.K5]+[.L5])/2" office:value-type="float" office:value="0.443137254901961" calcext:value-type="float">
            <text:p>0.443</text:p>
          </table:table-cell>
          <table:table-cell table:formula="of:=MAX([.N5:.P5])" office:value-type="float" office:value="0.858823529411765" calcext:value-type="float">
            <text:p>0.86</text:p>
          </table:table-cell>
          <table:table-cell table:formula="of:=MIN([.N5:.P5])" office:value-type="float" office:value="0.0274509803921569" calcext:value-type="float">
            <text:p>0.03</text:p>
          </table:table-cell>
          <table:table-cell table:formula="of:=[.K5]-[.L5]" office:value-type="float" office:value="0.831372549019608" calcext:value-type="float">
            <text:p>0.83</text:p>
          </table:table-cell>
          <table:table-cell table:formula="of:=[.A5]/255" office:value-type="float" office:value="0.0274509803921569" calcext:value-type="float">
            <text:p>0.03</text:p>
          </table:table-cell>
          <table:table-cell table:formula="of:=[.B5]/255" office:value-type="float" office:value="0.223529411764706" calcext:value-type="float">
            <text:p>0.22</text:p>
          </table:table-cell>
          <table:table-cell table:formula="of:=[.C5]/255" office:value-type="float" office:value="0.858823529411765" calcext:value-type="float">
            <text:p>0.86</text:p>
          </table:table-cell>
          <table:table-cell table:formula="of:=60*(MOD(([.O5]-[.P5])/[.M5];6))" office:value-type="float" office:value="314.150943396226" calcext:value-type="float">
            <text:p>314.15</text:p>
          </table:table-cell>
          <table:table-cell table:formula="of:=60*((([.P5]-[.N5])/[.M5])+2)" office:value-type="float" office:value="180" calcext:value-type="float">
            <text:p>180</text:p>
          </table:table-cell>
          <table:table-cell table:formula="of:=60*((([.N5]-[.O5])/[.M5])+4)" office:value-type="float" office:value="225.849056603774" calcext:value-type="float">
            <text:p>225.85</text:p>
          </table:table-cell>
        </table:table-row>
      </table:table>
      <table:table table:name="fishing sparkle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7"/>
        <table:table-column table:style-name="co2" table:number-columns-repeated="2" table:default-cell-style-name="ce10"/>
        <table:table-column table:style-name="co2" table:number-columns-repeated="9" table:default-cell-style-name="ce7"/>
        <table:table-row table:style-name="ro1">
          <table:table-cell table:style-name="ce1" table:formula="of:=MIN([.A3:.A19])" office:value-type="float" office:value="116" calcext:value-type="float">
            <text:p>116</text:p>
          </table:table-cell>
          <table:table-cell table:style-name="ce1" table:formula="of:=MIN([.B3:.B19])" office:value-type="float" office:value="156" calcext:value-type="float">
            <text:p>156</text:p>
          </table:table-cell>
          <table:table-cell table:style-name="ce1" table:formula="of:=MIN([.C3:.C19])" office:value-type="float" office:value="213" calcext:value-type="float">
            <text:p>213</text:p>
          </table:table-cell>
          <table:table-cell table:formula="of:=MIN([.D3:.D19])" office:value-type="float" office:value="202.5" calcext:value-type="float">
            <text:p>202.5</text:p>
          </table:table-cell>
          <table:table-cell table:formula="of:=MIN([.E3:.E19])" office:value-type="float" office:value="0.380952380952381" calcext:value-type="float">
            <text:p>0.3810</text:p>
          </table:table-cell>
          <table:table-cell table:formula="of:=MIN([.F3:.F19])" office:value-type="float" office:value="0.645098039215686" calcext:value-type="float">
            <text:p>0.6451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3:.A19])" office:value-type="float" office:value="226" calcext:value-type="float">
            <text:p>226</text:p>
          </table:table-cell>
          <table:table-cell table:style-name="ce1" table:formula="of:=MAX([.B3:.B19])" office:value-type="float" office:value="236" calcext:value-type="float">
            <text:p>236</text:p>
          </table:table-cell>
          <table:table-cell table:style-name="ce1" table:formula="of:=MAX([.C3:.C19])" office:value-type="float" office:value="242" calcext:value-type="float">
            <text:p>242</text:p>
          </table:table-cell>
          <table:table-cell table:formula="of:=MAX([.D3:.D19])" office:value-type="float" office:value="215.533980582524" calcext:value-type="float">
            <text:p>215.5</text:p>
          </table:table-cell>
          <table:table-cell table:formula="of:=MAX([.E3:.E19])" office:value-type="float" office:value="0.661016949152542" calcext:value-type="float">
            <text:p>0.6610</text:p>
          </table:table-cell>
          <table:table-cell table:formula="of:=MAX([.F3:.F19])" office:value-type="float" office:value="0.917647058823529" calcext:value-type="float">
            <text:p>0.9176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226" calcext:value-type="float">
            <text:p>226</text:p>
          </table:table-cell>
          <table:table-cell table:formula="of:=[.H4]" office:value-type="float" office:value="214.520547945205" calcext:value-type="float">
            <text:p>214.5</text:p>
          </table:table-cell>
          <table:table-cell table:formula="of:=[.I4]" office:value-type="float" office:value="0.557251908396947" calcext:value-type="float">
            <text:p>0.5573</text:p>
          </table:table-cell>
          <table:table-cell table:formula="of:=[.J4]" office:value-type="float" office:value="0.743137254901961" calcext:value-type="float">
            <text:p>0.7431</text:p>
          </table:table-cell>
          <table:table-cell/>
          <table:table-cell table:formula="of:=IF(AND([.A4]&gt;=[.B4];[.A4]&gt;=[.C4]);[.Q4];IF([.B4]&gt;=[.C4];[.R4];[.S4]))" office:value-type="float" office:value="214.520547945205" calcext:value-type="float">
            <text:p>214.52</text:p>
          </table:table-cell>
          <table:table-cell table:formula="of:=IF([.M4]=0;0;([.M4]/(1-ABS(2*[.J4]-1))))" office:value-type="float" office:value="0.557251908396947" calcext:value-type="float">
            <text:p>0.557</text:p>
          </table:table-cell>
          <table:table-cell table:formula="of:=([.K4]+[.L4])/2" office:value-type="float" office:value="0.743137254901961" calcext:value-type="float">
            <text:p>0.743</text:p>
          </table:table-cell>
          <table:table-cell table:formula="of:=MAX([.N4:.P4])" office:value-type="float" office:value="0.886274509803921" calcext:value-type="float">
            <text:p>0.89</text:p>
          </table:table-cell>
          <table:table-cell table:formula="of:=MIN([.N4:.P4])" office:value-type="float" office:value="0.6" calcext:value-type="float">
            <text:p>0.6</text:p>
          </table:table-cell>
          <table:table-cell table:formula="of:=[.K4]-[.L4]" office:value-type="float" office:value="0.286274509803922" calcext:value-type="float">
            <text:p>0.29</text:p>
          </table:table-cell>
          <table:table-cell table:formula="of:=[.A4]/255" office:value-type="float" office:value="0.6" calcext:value-type="float">
            <text:p>0.6</text:p>
          </table:table-cell>
          <table:table-cell table:formula="of:=[.B4]/255" office:value-type="float" office:value="0.72156862745098" calcext:value-type="float">
            <text:p>0.72</text:p>
          </table:table-cell>
          <table:table-cell table:formula="of:=[.C4]/255" office:value-type="float" office:value="0.886274509803921" calcext:value-type="float">
            <text:p>0.89</text:p>
          </table:table-cell>
          <table:table-cell table:formula="of:=60*(MOD(([.O4]-[.P4])/[.M4];6))" office:value-type="float" office:value="325.479452054795" calcext:value-type="float">
            <text:p>325.48</text:p>
          </table:table-cell>
          <table:table-cell table:formula="of:=60*((([.P4]-[.N4])/[.M4])+2)" office:value-type="float" office:value="180" calcext:value-type="float">
            <text:p>180</text:p>
          </table:table-cell>
          <table:table-cell table:formula="of:=60*((([.N4]-[.O4])/[.M4])+4)" office:value-type="float" office:value="214.520547945205" calcext:value-type="float">
            <text:p>214.5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" calcext:value-type="float">
            <text:p>201</text:p>
          </table:table-cell>
          <table:table-cell office:value-type="float" office:value="236" calcext:value-type="float">
            <text:p>236</text:p>
          </table:table-cell>
          <table:table-cell table:formula="of:=[.H5]" office:value-type="float" office:value="213.333333333333" calcext:value-type="float">
            <text:p>213.3</text:p>
          </table:table-cell>
          <table:table-cell table:formula="of:=[.I5]" office:value-type="float" office:value="0.623762376237624" calcext:value-type="float">
            <text:p>0.6238</text:p>
          </table:table-cell>
          <table:table-cell table:formula="of:=[.J5]" office:value-type="float" office:value="0.801960784313726" calcext:value-type="float">
            <text:p>0.8020</text:p>
          </table:table-cell>
          <table:table-cell/>
          <table:table-cell table:formula="of:=IF(AND([.A5]&gt;=[.B5];[.A5]&gt;=[.C5]);[.Q5];IF([.B5]&gt;=[.C5];[.R5];[.S5]))" office:value-type="float" office:value="213.333333333333" calcext:value-type="float">
            <text:p>213.33</text:p>
          </table:table-cell>
          <table:table-cell table:formula="of:=IF([.M5]=0;0;([.M5]/(1-ABS(2*[.J5]-1))))" office:value-type="float" office:value="0.623762376237624" calcext:value-type="float">
            <text:p>0.624</text:p>
          </table:table-cell>
          <table:table-cell table:formula="of:=([.K5]+[.L5])/2" office:value-type="float" office:value="0.801960784313726" calcext:value-type="float">
            <text:p>0.802</text:p>
          </table:table-cell>
          <table:table-cell table:formula="of:=MAX([.N5:.P5])" office:value-type="float" office:value="0.925490196078431" calcext:value-type="float">
            <text:p>0.93</text:p>
          </table:table-cell>
          <table:table-cell table:formula="of:=MIN([.N5:.P5])" office:value-type="float" office:value="0.67843137254902" calcext:value-type="float">
            <text:p>0.68</text:p>
          </table:table-cell>
          <table:table-cell table:formula="of:=[.K5]-[.L5]" office:value-type="float" office:value="0.247058823529412" calcext:value-type="float">
            <text:p>0.25</text:p>
          </table:table-cell>
          <table:table-cell table:formula="of:=[.A5]/255" office:value-type="float" office:value="0.67843137254902" calcext:value-type="float">
            <text:p>0.68</text:p>
          </table:table-cell>
          <table:table-cell table:formula="of:=[.B5]/255" office:value-type="float" office:value="0.788235294117647" calcext:value-type="float">
            <text:p>0.79</text:p>
          </table:table-cell>
          <table:table-cell table:formula="of:=[.C5]/255" office:value-type="float" office:value="0.925490196078431" calcext:value-type="float">
            <text:p>0.93</text:p>
          </table:table-cell>
          <table:table-cell table:formula="of:=60*(MOD(([.O5]-[.P5])/[.M5];6))" office:value-type="float" office:value="326.666666666667" calcext:value-type="float">
            <text:p>326.67</text:p>
          </table:table-cell>
          <table:table-cell table:formula="of:=60*((([.P5]-[.N5])/[.M5])+2)" office:value-type="float" office:value="180" calcext:value-type="float">
            <text:p>180</text:p>
          </table:table-cell>
          <table:table-cell table:formula="of:=60*((([.N5]-[.O5])/[.M5])+4)" office:value-type="float" office:value="213.333333333333" calcext:value-type="float">
            <text:p>213.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office:value-type="float" office:value="216" calcext:value-type="float">
            <text:p>216</text:p>
          </table:table-cell>
          <table:table-cell table:formula="of:=[.H6]" office:value-type="float" office:value="214.38202247191" calcext:value-type="float">
            <text:p>214.4</text:p>
          </table:table-cell>
          <table:table-cell table:formula="of:=[.I6]" office:value-type="float" office:value="0.532934131736527" calcext:value-type="float">
            <text:p>0.5329</text:p>
          </table:table-cell>
          <table:table-cell table:formula="of:=[.J6]" office:value-type="float" office:value="0.672549019607843" calcext:value-type="float">
            <text:p>0.6725</text:p>
          </table:table-cell>
          <table:table-cell/>
          <table:table-cell table:formula="of:=IF(AND([.A6]&gt;=[.B6];[.A6]&gt;=[.C6]);[.Q6];IF([.B6]&gt;=[.C6];[.R6];[.S6]))" office:value-type="float" office:value="214.38202247191" calcext:value-type="float">
            <text:p>214.38</text:p>
          </table:table-cell>
          <table:table-cell table:formula="of:=IF([.M6]=0;0;([.M6]/(1-ABS(2*[.J6]-1))))" office:value-type="float" office:value="0.532934131736527" calcext:value-type="float">
            <text:p>0.533</text:p>
          </table:table-cell>
          <table:table-cell table:formula="of:=([.K6]+[.L6])/2" office:value-type="float" office:value="0.672549019607843" calcext:value-type="float">
            <text:p>0.673</text:p>
          </table:table-cell>
          <table:table-cell table:formula="of:=MAX([.N6:.P6])" office:value-type="float" office:value="0.847058823529412" calcext:value-type="float">
            <text:p>0.85</text:p>
          </table:table-cell>
          <table:table-cell table:formula="of:=MIN([.N6:.P6])" office:value-type="float" office:value="0.498039215686275" calcext:value-type="float">
            <text:p>0.5</text:p>
          </table:table-cell>
          <table:table-cell table:formula="of:=[.K6]-[.L6]" office:value-type="float" office:value="0.349019607843137" calcext:value-type="float">
            <text:p>0.35</text:p>
          </table:table-cell>
          <table:table-cell table:formula="of:=[.A6]/255" office:value-type="float" office:value="0.498039215686275" calcext:value-type="float">
            <text:p>0.5</text:p>
          </table:table-cell>
          <table:table-cell table:formula="of:=[.B6]/255" office:value-type="float" office:value="0.647058823529412" calcext:value-type="float">
            <text:p>0.65</text:p>
          </table:table-cell>
          <table:table-cell table:formula="of:=[.C6]/255" office:value-type="float" office:value="0.847058823529412" calcext:value-type="float">
            <text:p>0.85</text:p>
          </table:table-cell>
          <table:table-cell table:formula="of:=60*(MOD(([.O6]-[.P6])/[.M6];6))" office:value-type="float" office:value="325.61797752809" calcext:value-type="float">
            <text:p>325.62</text:p>
          </table:table-cell>
          <table:table-cell table:formula="of:=60*((([.P6]-[.N6])/[.M6])+2)" office:value-type="float" office:value="180" calcext:value-type="float">
            <text:p>180</text:p>
          </table:table-cell>
          <table:table-cell table:formula="of:=60*((([.N6]-[.O6])/[.M6])+4)" office:value-type="float" office:value="214.38202247191" calcext:value-type="float">
            <text:p>214.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6" calcext:value-type="float">
            <text:p>156</text:p>
          </table:table-cell>
          <table:table-cell office:value-type="float" office:value="213" calcext:value-type="float">
            <text:p>213</text:p>
          </table:table-cell>
          <table:table-cell table:formula="of:=[.H7]" office:value-type="float" office:value="215.257731958763" calcext:value-type="float">
            <text:p>215.3</text:p>
          </table:table-cell>
          <table:table-cell table:formula="of:=[.I7]" office:value-type="float" office:value="0.535911602209945" calcext:value-type="float">
            <text:p>0.5359</text:p>
          </table:table-cell>
          <table:table-cell table:formula="of:=[.J7]" office:value-type="float" office:value="0.645098039215686" calcext:value-type="float">
            <text:p>0.6451</text:p>
          </table:table-cell>
          <table:table-cell/>
          <table:table-cell table:formula="of:=IF(AND([.A7]&gt;=[.B7];[.A7]&gt;=[.C7]);[.Q7];IF([.B7]&gt;=[.C7];[.R7];[.S7]))" office:value-type="float" office:value="215.257731958763" calcext:value-type="float">
            <text:p>215.26</text:p>
          </table:table-cell>
          <table:table-cell table:formula="of:=IF([.M7]=0;0;([.M7]/(1-ABS(2*[.J7]-1))))" office:value-type="float" office:value="0.535911602209945" calcext:value-type="float">
            <text:p>0.536</text:p>
          </table:table-cell>
          <table:table-cell table:formula="of:=([.K7]+[.L7])/2" office:value-type="float" office:value="0.645098039215686" calcext:value-type="float">
            <text:p>0.645</text:p>
          </table:table-cell>
          <table:table-cell table:formula="of:=MAX([.N7:.P7])" office:value-type="float" office:value="0.835294117647059" calcext:value-type="float">
            <text:p>0.84</text:p>
          </table:table-cell>
          <table:table-cell table:formula="of:=MIN([.N7:.P7])" office:value-type="float" office:value="0.454901960784314" calcext:value-type="float">
            <text:p>0.45</text:p>
          </table:table-cell>
          <table:table-cell table:formula="of:=[.K7]-[.L7]" office:value-type="float" office:value="0.380392156862745" calcext:value-type="float">
            <text:p>0.38</text:p>
          </table:table-cell>
          <table:table-cell table:formula="of:=[.A7]/255" office:value-type="float" office:value="0.454901960784314" calcext:value-type="float">
            <text:p>0.45</text:p>
          </table:table-cell>
          <table:table-cell table:formula="of:=[.B7]/255" office:value-type="float" office:value="0.611764705882353" calcext:value-type="float">
            <text:p>0.61</text:p>
          </table:table-cell>
          <table:table-cell table:formula="of:=[.C7]/255" office:value-type="float" office:value="0.835294117647059" calcext:value-type="float">
            <text:p>0.84</text:p>
          </table:table-cell>
          <table:table-cell table:formula="of:=60*(MOD(([.O7]-[.P7])/[.M7];6))" office:value-type="float" office:value="324.742268041237" calcext:value-type="float">
            <text:p>324.74</text:p>
          </table:table-cell>
          <table:table-cell table:formula="of:=60*((([.P7]-[.N7])/[.M7])+2)" office:value-type="float" office:value="180" calcext:value-type="float">
            <text:p>180</text:p>
          </table:table-cell>
          <table:table-cell table:formula="of:=60*((([.N7]-[.O7])/[.M7])+4)" office:value-type="float" office:value="215.257731958763" calcext:value-type="float">
            <text:p>215.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9" calcext:value-type="float">
            <text:p>199</text:p>
          </table:table-cell>
          <table:table-cell office:value-type="float" office:value="235" calcext:value-type="float">
            <text:p>235</text:p>
          </table:table-cell>
          <table:table-cell table:formula="of:=[.H8]" office:value-type="float" office:value="207.692307692308" calcext:value-type="float">
            <text:p>207.7</text:p>
          </table:table-cell>
          <table:table-cell table:formula="of:=[.I8]" office:value-type="float" office:value="0.661016949152542" calcext:value-type="float">
            <text:p>0.6610</text:p>
          </table:table-cell>
          <table:table-cell table:formula="of:=[.J8]" office:value-type="float" office:value="0.768627450980392" calcext:value-type="float">
            <text:p>0.7686</text:p>
          </table:table-cell>
          <table:table-cell/>
          <table:table-cell table:formula="of:=IF(AND([.A8]&gt;=[.B8];[.A8]&gt;=[.C8]);[.Q8];IF([.B8]&gt;=[.C8];[.R8];[.S8]))" office:value-type="float" office:value="207.692307692308" calcext:value-type="float">
            <text:p>207.69</text:p>
          </table:table-cell>
          <table:table-cell table:formula="of:=IF([.M8]=0;0;([.M8]/(1-ABS(2*[.J8]-1))))" office:value-type="float" office:value="0.661016949152542" calcext:value-type="float">
            <text:p>0.661</text:p>
          </table:table-cell>
          <table:table-cell table:formula="of:=([.K8]+[.L8])/2" office:value-type="float" office:value="0.768627450980392" calcext:value-type="float">
            <text:p>0.769</text:p>
          </table:table-cell>
          <table:table-cell table:formula="of:=MAX([.N8:.P8])" office:value-type="float" office:value="0.92156862745098" calcext:value-type="float">
            <text:p>0.92</text:p>
          </table:table-cell>
          <table:table-cell table:formula="of:=MIN([.N8:.P8])" office:value-type="float" office:value="0.615686274509804" calcext:value-type="float">
            <text:p>0.62</text:p>
          </table:table-cell>
          <table:table-cell table:formula="of:=[.K8]-[.L8]" office:value-type="float" office:value="0.305882352941176" calcext:value-type="float">
            <text:p>0.31</text:p>
          </table:table-cell>
          <table:table-cell table:formula="of:=[.A8]/255" office:value-type="float" office:value="0.615686274509804" calcext:value-type="float">
            <text:p>0.62</text:p>
          </table:table-cell>
          <table:table-cell table:formula="of:=[.B8]/255" office:value-type="float" office:value="0.780392156862745" calcext:value-type="float">
            <text:p>0.78</text:p>
          </table:table-cell>
          <table:table-cell table:formula="of:=[.C8]/255" office:value-type="float" office:value="0.92156862745098" calcext:value-type="float">
            <text:p>0.92</text:p>
          </table:table-cell>
          <table:table-cell table:formula="of:=60*(MOD(([.O8]-[.P8])/[.M8];6))" office:value-type="float" office:value="332.307692307692" calcext:value-type="float">
            <text:p>332.31</text:p>
          </table:table-cell>
          <table:table-cell table:formula="of:=60*((([.P8]-[.N8])/[.M8])+2)" office:value-type="float" office:value="180" calcext:value-type="float">
            <text:p>180</text:p>
          </table:table-cell>
          <table:table-cell table:formula="of:=60*((([.N8]-[.O8])/[.M8])+4)" office:value-type="float" office:value="207.692307692308" calcext:value-type="float">
            <text:p>207.6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table:formula="of:=[.H9]" office:value-type="float" office:value="202.5" calcext:value-type="float">
            <text:p>202.5</text:p>
          </table:table-cell>
          <table:table-cell table:formula="of:=[.I9]" office:value-type="float" office:value="0.380952380952381" calcext:value-type="float">
            <text:p>0.3810</text:p>
          </table:table-cell>
          <table:table-cell table:formula="of:=[.J9]" office:value-type="float" office:value="0.917647058823529" calcext:value-type="float">
            <text:p>0.9176</text:p>
          </table:table-cell>
          <table:table-cell/>
          <table:table-cell table:formula="of:=IF(AND([.A9]&gt;=[.B9];[.A9]&gt;=[.C9]);[.Q9];IF([.B9]&gt;=[.C9];[.R9];[.S9]))" office:value-type="float" office:value="202.5" calcext:value-type="float">
            <text:p>202.5</text:p>
          </table:table-cell>
          <table:table-cell table:formula="of:=IF([.M9]=0;0;([.M9]/(1-ABS(2*[.J9]-1))))" office:value-type="float" office:value="0.380952380952381" calcext:value-type="float">
            <text:p>0.381</text:p>
          </table:table-cell>
          <table:table-cell table:formula="of:=([.K9]+[.L9])/2" office:value-type="float" office:value="0.917647058823529" calcext:value-type="float">
            <text:p>0.918</text:p>
          </table:table-cell>
          <table:table-cell table:formula="of:=MAX([.N9:.P9])" office:value-type="float" office:value="0.949019607843137" calcext:value-type="float">
            <text:p>0.95</text:p>
          </table:table-cell>
          <table:table-cell table:formula="of:=MIN([.N9:.P9])" office:value-type="float" office:value="0.886274509803921" calcext:value-type="float">
            <text:p>0.89</text:p>
          </table:table-cell>
          <table:table-cell table:formula="of:=[.K9]-[.L9]" office:value-type="float" office:value="0.0627450980392157" calcext:value-type="float">
            <text:p>0.06</text:p>
          </table:table-cell>
          <table:table-cell table:formula="of:=[.A9]/255" office:value-type="float" office:value="0.886274509803921" calcext:value-type="float">
            <text:p>0.89</text:p>
          </table:table-cell>
          <table:table-cell table:formula="of:=[.B9]/255" office:value-type="float" office:value="0.925490196078431" calcext:value-type="float">
            <text:p>0.93</text:p>
          </table:table-cell>
          <table:table-cell table:formula="of:=[.C9]/255" office:value-type="float" office:value="0.949019607843137" calcext:value-type="float">
            <text:p>0.95</text:p>
          </table:table-cell>
          <table:table-cell table:formula="of:=60*(MOD(([.O9]-[.P9])/[.M9];6))" office:value-type="float" office:value="337.5" calcext:value-type="float">
            <text:p>337.5</text:p>
          </table:table-cell>
          <table:table-cell table:formula="of:=60*((([.P9]-[.N9])/[.M9])+2)" office:value-type="float" office:value="180" calcext:value-type="float">
            <text:p>180</text:p>
          </table:table-cell>
          <table:table-cell table:formula="of:=60*((([.N9]-[.O9])/[.M9])+4)" office:value-type="float" office:value="202.5" calcext:value-type="float">
            <text:p>202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office:value-type="float" office:value="226" calcext:value-type="float">
            <text:p>226</text:p>
          </table:table-cell>
          <table:table-cell table:formula="of:=[.H10]" office:value-type="float" office:value="215.533980582524" calcext:value-type="float">
            <text:p>215.5</text:p>
          </table:table-cell>
          <table:table-cell table:formula="of:=[.I10]" office:value-type="float" office:value="0.639751552795031" calcext:value-type="float">
            <text:p>0.6398</text:p>
          </table:table-cell>
          <table:table-cell table:formula="of:=[.J10]" office:value-type="float" office:value="0.684313725490196" calcext:value-type="float">
            <text:p>0.6843</text:p>
          </table:table-cell>
          <table:table-cell/>
          <table:table-cell table:formula="of:=IF(AND([.A10]&gt;=[.B10];[.A10]&gt;=[.C10]);[.Q10];IF([.B10]&gt;=[.C10];[.R10];[.S10]))" office:value-type="float" office:value="215.533980582524" calcext:value-type="float">
            <text:p>215.53</text:p>
          </table:table-cell>
          <table:table-cell table:formula="of:=IF([.M10]=0;0;([.M10]/(1-ABS(2*[.J10]-1))))" office:value-type="float" office:value="0.639751552795031" calcext:value-type="float">
            <text:p>0.640</text:p>
          </table:table-cell>
          <table:table-cell table:formula="of:=([.K10]+[.L10])/2" office:value-type="float" office:value="0.684313725490196" calcext:value-type="float">
            <text:p>0.684</text:p>
          </table:table-cell>
          <table:table-cell table:formula="of:=MAX([.N10:.P10])" office:value-type="float" office:value="0.886274509803921" calcext:value-type="float">
            <text:p>0.89</text:p>
          </table:table-cell>
          <table:table-cell table:formula="of:=MIN([.N10:.P10])" office:value-type="float" office:value="0.482352941176471" calcext:value-type="float">
            <text:p>0.48</text:p>
          </table:table-cell>
          <table:table-cell table:formula="of:=[.K10]-[.L10]" office:value-type="float" office:value="0.403921568627451" calcext:value-type="float">
            <text:p>0.4</text:p>
          </table:table-cell>
          <table:table-cell table:formula="of:=[.A10]/255" office:value-type="float" office:value="0.482352941176471" calcext:value-type="float">
            <text:p>0.48</text:p>
          </table:table-cell>
          <table:table-cell table:formula="of:=[.B10]/255" office:value-type="float" office:value="0.647058823529412" calcext:value-type="float">
            <text:p>0.65</text:p>
          </table:table-cell>
          <table:table-cell table:formula="of:=[.C10]/255" office:value-type="float" office:value="0.886274509803921" calcext:value-type="float">
            <text:p>0.89</text:p>
          </table:table-cell>
          <table:table-cell table:formula="of:=60*(MOD(([.O10]-[.P10])/[.M10];6))" office:value-type="float" office:value="324.466019417476" calcext:value-type="float">
            <text:p>324.47</text:p>
          </table:table-cell>
          <table:table-cell table:formula="of:=60*((([.P10]-[.N10])/[.M10])+2)" office:value-type="float" office:value="180" calcext:value-type="float">
            <text:p>180</text:p>
          </table:table-cell>
          <table:table-cell table:formula="of:=60*((([.N10]-[.O10])/[.M10])+4)" office:value-type="float" office:value="215.533980582524" calcext:value-type="float">
            <text:p>215.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7" calcext:value-type="float">
            <text:p>177</text:p>
          </table:table-cell>
          <table:table-cell office:value-type="float" office:value="219" calcext:value-type="float">
            <text:p>219</text:p>
          </table:table-cell>
          <table:table-cell table:formula="of:=[.H11]" office:value-type="float" office:value="211.898734177215" calcext:value-type="float">
            <text:p>211.9</text:p>
          </table:table-cell>
          <table:table-cell table:formula="of:=[.I11]" office:value-type="float" office:value="0.52317880794702" calcext:value-type="float">
            <text:p>0.5232</text:p>
          </table:table-cell>
          <table:table-cell table:formula="of:=[.J11]" office:value-type="float" office:value="0.703921568627451" calcext:value-type="float">
            <text:p>0.7039</text:p>
          </table:table-cell>
          <table:table-cell/>
          <table:table-cell table:formula="of:=IF(AND([.A11]&gt;=[.B11];[.A11]&gt;=[.C11]);[.Q11];IF([.B11]&gt;=[.C11];[.R11];[.S11]))" office:value-type="float" office:value="211.898734177215" calcext:value-type="float">
            <text:p>211.9</text:p>
          </table:table-cell>
          <table:table-cell table:formula="of:=IF([.M11]=0;0;([.M11]/(1-ABS(2*[.J11]-1))))" office:value-type="float" office:value="0.52317880794702" calcext:value-type="float">
            <text:p>0.523</text:p>
          </table:table-cell>
          <table:table-cell table:formula="of:=([.K11]+[.L11])/2" office:value-type="float" office:value="0.703921568627451" calcext:value-type="float">
            <text:p>0.704</text:p>
          </table:table-cell>
          <table:table-cell table:formula="of:=MAX([.N11:.P11])" office:value-type="float" office:value="0.858823529411765" calcext:value-type="float">
            <text:p>0.86</text:p>
          </table:table-cell>
          <table:table-cell table:formula="of:=MIN([.N11:.P11])" office:value-type="float" office:value="0.549019607843137" calcext:value-type="float">
            <text:p>0.55</text:p>
          </table:table-cell>
          <table:table-cell table:formula="of:=[.K11]-[.L11]" office:value-type="float" office:value="0.309803921568627" calcext:value-type="float">
            <text:p>0.31</text:p>
          </table:table-cell>
          <table:table-cell table:formula="of:=[.A11]/255" office:value-type="float" office:value="0.549019607843137" calcext:value-type="float">
            <text:p>0.55</text:p>
          </table:table-cell>
          <table:table-cell table:formula="of:=[.B11]/255" office:value-type="float" office:value="0.694117647058823" calcext:value-type="float">
            <text:p>0.69</text:p>
          </table:table-cell>
          <table:table-cell table:formula="of:=[.C11]/255" office:value-type="float" office:value="0.858823529411765" calcext:value-type="float">
            <text:p>0.86</text:p>
          </table:table-cell>
          <table:table-cell table:formula="of:=60*(MOD(([.O11]-[.P11])/[.M11];6))" office:value-type="float" office:value="328.101265822785" calcext:value-type="float">
            <text:p>328.1</text:p>
          </table:table-cell>
          <table:table-cell table:formula="of:=60*((([.P11]-[.N11])/[.M11])+2)" office:value-type="float" office:value="180" calcext:value-type="float">
            <text:p>180</text:p>
          </table:table-cell>
          <table:table-cell table:formula="of:=60*((([.N11]-[.O11])/[.M11])+4)" office:value-type="float" office:value="211.898734177215" calcext:value-type="float">
            <text:p>211.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office:value-type="float" office:value="232" calcext:value-type="float">
            <text:p>232</text:p>
          </table:table-cell>
          <table:table-cell table:formula="of:=[.H12]" office:value-type="float" office:value="211.428571428571" calcext:value-type="float">
            <text:p>211.4</text:p>
          </table:table-cell>
          <table:table-cell table:formula="of:=[.I12]" office:value-type="float" office:value="0.646153846153846" calcext:value-type="float">
            <text:p>0.6462</text:p>
          </table:table-cell>
          <table:table-cell table:formula="of:=[.J12]" office:value-type="float" office:value="0.745098039215686" calcext:value-type="float">
            <text:p>0.7451</text:p>
          </table:table-cell>
          <table:table-cell/>
          <table:table-cell table:formula="of:=IF(AND([.A12]&gt;=[.B12];[.A12]&gt;=[.C12]);[.Q12];IF([.B12]&gt;=[.C12];[.R12];[.S12]))" office:value-type="float" office:value="211.428571428571" calcext:value-type="float">
            <text:p>211.43</text:p>
          </table:table-cell>
          <table:table-cell table:formula="of:=IF([.M12]=0;0;([.M12]/(1-ABS(2*[.J12]-1))))" office:value-type="float" office:value="0.646153846153846" calcext:value-type="float">
            <text:p>0.646</text:p>
          </table:table-cell>
          <table:table-cell table:formula="of:=([.K12]+[.L12])/2" office:value-type="float" office:value="0.745098039215686" calcext:value-type="float">
            <text:p>0.745</text:p>
          </table:table-cell>
          <table:table-cell table:formula="of:=MAX([.N12:.P12])" office:value-type="float" office:value="0.909803921568627" calcext:value-type="float">
            <text:p>0.91</text:p>
          </table:table-cell>
          <table:table-cell table:formula="of:=MIN([.N12:.P12])" office:value-type="float" office:value="0.580392156862745" calcext:value-type="float">
            <text:p>0.58</text:p>
          </table:table-cell>
          <table:table-cell table:formula="of:=[.K12]-[.L12]" office:value-type="float" office:value="0.329411764705882" calcext:value-type="float">
            <text:p>0.33</text:p>
          </table:table-cell>
          <table:table-cell table:formula="of:=[.A12]/255" office:value-type="float" office:value="0.580392156862745" calcext:value-type="float">
            <text:p>0.58</text:p>
          </table:table-cell>
          <table:table-cell table:formula="of:=[.B12]/255" office:value-type="float" office:value="0.737254901960784" calcext:value-type="float">
            <text:p>0.74</text:p>
          </table:table-cell>
          <table:table-cell table:formula="of:=[.C12]/255" office:value-type="float" office:value="0.909803921568627" calcext:value-type="float">
            <text:p>0.91</text:p>
          </table:table-cell>
          <table:table-cell table:formula="of:=60*(MOD(([.O12]-[.P12])/[.M12];6))" office:value-type="float" office:value="328.571428571429" calcext:value-type="float">
            <text:p>328.57</text:p>
          </table:table-cell>
          <table:table-cell table:formula="of:=60*((([.P12]-[.N12])/[.M12])+2)" office:value-type="float" office:value="180" calcext:value-type="float">
            <text:p>180</text:p>
          </table:table-cell>
          <table:table-cell table:formula="of:=60*((([.N12]-[.O12])/[.M12])+4)" office:value-type="float" office:value="211.428571428571" calcext:value-type="float">
            <text:p>211.43</text:p>
          </table:table-cell>
        </table:table-row>
        <table:table-row table:style-name="ro1">
          <table:table-cell table:number-columns-repeated="3"/>
          <table:table-cell table:style-name="Default" table:number-columns-repeated="16"/>
        </table:table-row>
        <table:table-row table:style-name="ro1">
          <table:table-cell table:number-columns-repeated="19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/00/0000</text:date>, <text:time style:data-style-name="N2" text:time-value="18:37:43.2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2M24S</meta:editing-duration>
    <meta:editing-cycles>3</meta:editing-cycles>
    <meta:generator>LibreOffice/5.4.2.2$Windows_X86_64 LibreOffice_project/22b09f6418e8c2d508a9eaf86b2399209b0990f4</meta:generator>
    <dc:date>2018-04-15T21:25:17.042000000</dc:date>
    <meta:document-statistic meta:table-count="3" meta:cell-count="258" meta:object-count="0"/>
    <meta:user-defined meta:name="Info 1"/>
    <meta:user-defined meta:name="Info 2"/>
    <meta:user-defined meta:name="Info 3"/>
    <meta:user-defined meta:name="Info 4"/>
  </office:meta>
</office:document-meta>
</file>